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officeooo:paragraph-rsid="001669db" style:language-asian="zxx" style:country-asian="none" style:language-complex="zxx" style:country-complex="none"/>
    </style:style>
    <style:style style:name="P3" style:family="paragraph" style:parent-style-name="Standard">
      <style:paragraph-properties fo:text-align="center" style:justify-single-word="false"/>
      <style:text-properties fo:font-size="20pt" fo:language="zxx" fo:country="none" style:font-size-asian="20pt" style:language-asian="zxx" style:country-asian="none" style:font-size-complex="20pt" style:language-complex="zxx" style:country-complex="none"/>
    </style:style>
    <style:style style:name="P4" style:family="paragraph" style:parent-style-name="Standard">
      <style:text-properties fo:font-size="15pt" fo:language="zxx" fo:country="none" style:font-size-asian="15pt" style:language-asian="zxx" style:country-asian="none" style:font-size-complex="15pt" style:language-complex="zxx" style:country-complex="none"/>
    </style:style>
    <style:style style:name="P5" style:family="paragraph" style:parent-style-name="Standard">
      <style:text-properties style:font-name="Source Code Pro" fo:language="zxx" fo:country="none" style:language-asian="zxx" style:country-asian="none" style:language-complex="zxx" style:country-complex="none"/>
    </style:style>
    <style:style style:name="P6" style:family="paragraph" style:parent-style-name="Standard">
      <style:text-properties fo:font-size="13pt" fo:language="zxx" fo:country="none" style:font-size-asian="13pt" style:language-asian="zxx" style:country-asian="none" style:font-size-complex="13pt" style:language-complex="zxx" style:country-complex="none"/>
    </style:style>
    <style:style style:name="P7" style:family="paragraph" style:parent-style-name="Standard">
      <style:text-properties fo:language="en" fo:country="US" officeooo:rsid="0017bff8" officeooo:paragraph-rsid="0017bff8" style:language-asian="zxx" style:country-asian="none" style:language-complex="zxx" style:country-complex="none"/>
    </style:style>
    <style:style style:name="P8" style:family="paragraph" style:parent-style-name="Standard">
      <style:text-properties fo:font-size="15pt" fo:language="zxx" fo:country="none" style:font-size-asian="15pt" style:language-asian="zxx" style:country-asian="none" style:font-size-complex="15pt" style:language-complex="zxx" style:country-complex="none"/>
    </style:style>
    <style:style style:name="P9" style:family="paragraph" style:parent-style-name="Standard">
      <style:text-properties fo:language="zxx" fo:country="none" style:language-asian="zxx" style:country-asian="none" style:language-complex="zxx" style:country-complex="none"/>
    </style:style>
    <style:style style:name="T1" style:family="text">
      <style:text-properties fo:language="en" fo:country="US"/>
    </style:style>
    <style:style style:name="T2" style:family="text">
      <style:text-properties fo:language="en" fo:country="US" officeooo:rsid="001669db"/>
    </style:style>
    <style:style style:name="T3" style:family="text">
      <style:text-properties fo:language="en" fo:country="US" officeooo:rsid="0017823e"/>
    </style:style>
    <style:style style:name="T4" style:family="text">
      <style:text-properties officeooo:rsid="0018a1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nual to the programming language "nom".</text:p>
      <text:p text:style-name="P1"/>
      <text:p text:style-name="P4">Basic information.</text:p>
      <text:p text:style-name="P1">The nom language was created to replace TA0. Now for nom created the official compiler "onc " which as the first argument takes the source code of the program on nom (it is desirable that the file with the source code of the program had an extension .nom), and the second argument is the name of the resulting file. Example of an onc call for TVM v0.3.5:</text:p>
      <text:p text:style-name="P1"/>
      <text:p text:style-name="P5">nom argument1.nom argument2.ncp</text:p>
      <text:p text:style-name="P1"/>
      <text:p text:style-name="P1">I draw your attention to the fact that the second argument is the name of the file received as the work of onc, which it is desirable to have an extension .ncp (format of executable files in TVM, analog .exe/.com/.out on some other systems).</text:p>
      <text:p text:style-name="P1"/>
      <text:p text:style-name="P6">Tokens in nom are divided into 3 groups:</text:p>
      <text:p text:style-name="P1"/>
      <text:p text:style-name="P1">Keyword. The generalized syntax for keywords is as follows: [keyword] [flag] [data]. It so happens that the keywords are not required, neither the flag nor the data, then clear the flag and data, you can fill the keyword nil.</text:p>
      <text:p text:style-name="P1"/>
      <text:p text:style-name="P1">Directives. The General syntax of directives is as follows: [Directive] [flag] [data]. Please note that all directives have a name beginning with (.) also unlike keywords, which directives of a General nature, the Directive takes precedence. In addition, the directives can affect the order of the program, change the structure of the program, shut down the program. Using directives you can write programs that change themselves.</text:p>
      <text:p text:style-name="P1"/>
      <text:p text:style-name="P1">Bunting. Unlike keywords and directives, flags are not independent tokens, all they are created for is an explanation of the work of a keyword or Directive, as well as an indication of something. All flag names begin with (_).</text:p>
      <text:p text:style-name="P1"/>
      <text:p text:style-name="P4">The syntax of nom.</text:p>
      <text:p text:style-name="P4"/>
      <text:p text:style-name="P6">The basic rule of language syntax nom – all tokens are separated by spaces.</text:p>
      <text:p text:style-name="P1"/>
      <text:p text:style-name="P6">Syntax of directives and keywords in nom:</text:p>
      <text:p text:style-name="P1">Keyword:</text:p>
      <text:p text:style-name="P1">nil<text:tab/>crc<text:tab/>crc<text:tab/>prg<text:tab/>pr<text:span text:style-name="T2">c<text:tab/></text:span>com<text:tab/>put<text:tab/>add<text:tab/>sub<text:span text:style-name="T2">t<text:tab/></text:span>mul<text:span text:style-name="T2">t<text:tab/></text:span>div<text:tab/>cmp</text:p>
      <text:p text:style-name="P7">push<text:tab/>eject<text:tab/>sum<text:tab/>write</text:p>
      <text:p text:style-name="P1"/>
      <text:p text:style-name="P1">nil – word-zero is used to improve code clarity in situations where something is missing. </text:p>
      <text:p text:style-name="P2">crg – has an action similar to the CRG command. The choice of register.</text:p>
      <text:p text:style-name="P2">crc – has an action similar to the CRC command. Select a cell.</text:p>
      <text:p text:style-name="P2">prg – has an action similar to the PRG command. Put data in the zero cell of the selected register.</text:p>
      <text:p text:style-name="P2">prc – has an action similar to the PRC command. Put the data in the selected cell in the selected register.</text:p>
      <text:p text:style-name="P2">com – has an action similar to the COM command. Use the instruction with the selected code.</text:p>
      <text:p text:style-name="P2">put – has an action similar to the PUT command. Displays values on the screen.</text:p>
      <text:p text:style-name="P2">add – has an action similar to the ACCADD command. Increase the value in the battery by the selected number of units.</text:p>
      <text:p text:style-name="P2">subt – has an action similar to the ACCSUBT command. Decrease the value in the battery by the selected number of units.</text:p>
      <text:p text:style-name="P2"><text:soft-page-break/>mult – has an action similar to ACCMULT. Multiply the battery.</text:p>
      <text:p text:style-name="P2">div – has an action similar to ACCDIV. The division of the battery.</text:p>
      <text:p text:style-name="P2">cmp – has an action similar to the CMP command. A comparison of the values of the registers.</text:p>
      <text:p text:style-name="P2">input – has an action similar to the INPUT command. Enter values using the keyboard.</text:p>
      <text:p text:style-name="P2">push – add a new item to the stack.</text:p>
      <text:p text:style-name="P2">eject – extract the head element from the stack.</text:p>
      <text:p text:style-name="P2">sum – summation of all stack elements.</text:p>
      <text:p text:style-name="P2">write – output of the head element of the stack.</text:p>
      <text:p text:style-name="P2"/>
      <text:p text:style-name="P2">Directives:</text:p>
      <text:p text:style-name="P2">.<text:span text:style-name="T1">jum</text:span><text:span text:style-name="T3">p <text:s text:c="3"/></text:span><text:span text:style-name="T1">.point <text:s text:c="3"/></text:span>.deb <text:s text:c="3"/>.main <text:s text:c="3"/>.restart <text:s text:c="3"/>.quit <text:s text:c="3"/>.clear <text:s text:c="3"/>.goback <text:s text:c="3"/>.end</text:p>
      <text:p text:style-name="P2"/>
      <text:p text:style-name="P2">.jump – has an action similar to the GJP command. Go to JPT with the selected code.</text:p>
      <text:p text:style-name="P2">.point – has an action similar to JPT command. Creates a label.</text:p>
      <text:p text:style-name="P2">.deb – has an action similar to DEB command. Displays the number of the memory cell to be read.</text:p>
      <text:p text:style-name="P2">.main – has an action similar to the MAIN command. Indicates the start of the program.</text:p>
      <text:p text:style-name="P2">.restart – has an action similar to the RESTART command. Begins execution of the program again.</text:p>
      <text:p text:style-name="P2">.quit – has an action similar to the QUIT command. Terminates the program.</text:p>
      <text:p text:style-name="P2">.clear – has an action similar to the CLEAR command. Erases the program code from the memory.</text:p>
      <text:p text:style-name="P2">.goback – has an action similar to the GOBACK command. Returns the execution of the program to its original point.</text:p>
      <text:p text:style-name="P2">.end – has an action similar to the END command. End of program.</text:p>
      <text:p text:style-name="P1"/>
      <text:p text:style-name="P1">Bunting:</text:p>
      <text:p text:style-name="P1">_stdi _stda _stdc _cwr _vwr _all _acc _cacc</text:p>
      <text:p text:style-name="P1">_stdi – indicates that the data is a number from the register.</text:p>
      <text:p text:style-name="P1">_stda – indicates that the data is an address from the register.</text:p>
      <text:p text:style-name="P1">_stdc – indicates that the data is a character from the case.</text:p>
      <text:p text:style-name="P1">_cwr – indicates that the data is a non-case-related character.</text:p>
      <text:p text:style-name="P1">_vwr – indicates that the data is a non-case-related number.</text:p>
      <text:p text:style-name="P1">_all – special flag applied to .clear.</text:p>
      <text:p text:style-name="P1">_acc – flag indicating that the data is a number from the battery.</text:p>
      <text:p text:style-name="P1">_<text:span text:style-name="T4">cacc</text:span> – flag indicating that the data is a symbol of the battery.</text:p>
      <text:p text:style-name="P1">_num – flag indicating that the data is a number associated with the stack. </text:p>
      <text:p text:style-name="P1">_sym – flag indicating that the data is a symbol associated with the stack.</text:p>
      <text:p text:style-name="P1">_stack – flag indicating that the data is the head element of the stack.</text:p>
      <text:p text:style-name="P1">&gt; – special flag for transition Directive (.jump). </text:p>
      <text:p text:style-name="P1">&gt;= – special flag for transition Directive (.jump). </text:p>
      <text:p text:style-name="P1">= – special flag for transition Directive (.jump). </text:p>
      <text:p text:style-name="P1">&lt; – special flag for transition Directive (.jump). </text:p>
      <text:p text:style-name="P1">&lt;= – special flag for transition Directive (.jump).</text:p>
      <text:p text:style-name="P1"/>
      <text:p text:style-name="P1">Program syntax:</text:p>
      <text:p text:style-name="P1"/>
      <text:p text:style-name="P1">.main – start of the program</text:p>
      <text:p text:style-name="P1">[main program code]</text:p>
      <text:p text:style-name="P1">.end – end of program</text:p>
      <text:p text:style-name="P1"/>
      <text:p text:style-name="P1">Note. If you place part of the code above the Directive .main then it will not run. Using. jump,.point,.goback and this property can be set up procedures.</text:p>
      <text:p text:style-name="P1"/>
      <text:p text:style-name="P1">Comments:</text:p>
      <text:p text:style-name="P1"><text:soft-page-break/></text:p>
      <text:p text:style-name="P1">Starting with v0.1 in onc it is possible to leave comments in the program code. Comments start with a character ( * ) and end with a character ( * ), these comments can contain multiple lines. Comments do not affect the program regarding its execution and properties. Example:</text:p>
      <text:p text:style-name="P1"/>
      <text:p text:style-name="P1">* Hi, how are you? *</text:p>
      <text:p text:style-name="P1"/>
      <text:p text:style-name="P1">The compiler will not throw an error because the message is "Hi, how are you?" framed ( * ), which means it is a comment.</text:p>
      <text:p text:style-name="P1"/>
      <text:p text:style-name="P4">Procedures in the language of nom</text:p>
      <text:p text:style-name="P1">To implement the procedures in the nom language used directives (.jump), (.point), (.goback) the first two allow you to make the transition to the procedure itself, and the third allows you to leave the procedure and return to the place of its call. The procedure can be placed below the code that calls it or above. It is not recommended to place one procedure inside another.</text:p>
      <text:p text:style-name="P1"/>
      <text:p text:style-name="P4">Name space</text:p>
      <text:p text:style-name="P1">The namespace is a specific numeric range in which all values are used, for example, the standard flags TVM (_stdi, _stda, _stdc, _cwr, _vwr, _acc, _cacc, _stack) have a namespace of 100, ie in the range from 100 to 200, will be used to encode the above flags. Namespaces are of two types: reserved, those that are used by TVM, and non-fixed, those that vary from program to program, for example, procedure numbers.</text:p>
      <text:p text:style-name="P1"/>
      <text:p text:style-name="P4">Data type</text:p>
      <text:p text:style-name="P1">A data type is a way of representing data in memory. There are three data types and three corresponding flags in nom: </text:p>
      <text:p text:style-name="P1">1. Numbers, the simplest type, the range of values is usually -2147483648, +2147483647. Flags (_stdi, _vwr).</text:p>
      <text:p text:style-name="P1">2. The characters are ASCII table characters. Flags (_stdc, _cwr). The range of values is the same as the numbers.</text:p>
      <text:p text:style-name="P1">3. Addresses are the addresses of the register cells, the range of values 10 – 77. Flag (_stda).</text:p>
      <text:p text:style-name="P1"/>
      <text:p text:style-name="P4">Comments about the use of language nom</text:p>
      <text:p text:style-name="P1">It is not necessary to use nom in complex projects, as this language is a kind of assembler for TVM, and is not intended for writing full-fledged programs. It can be used in any low-level programs, such as driv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09:22:54.232000000</meta:creation-date>
    <dc:date>2019-04-26T20:15:03.145000000</dc:date>
    <meta:editing-duration>PT16M39S</meta:editing-duration>
    <meta:editing-cycles>12</meta:editing-cycles>
    <meta:generator>LibreOffice/6.1.4.2$Windows_x86 LibreOffice_project/9d0f32d1f0b509096fd65e0d4bec26ddd1938fd3</meta:generator>
    <meta:document-statistic meta:table-count="0" meta:image-count="0" meta:object-count="0" meta:page-count="3" meta:paragraph-count="81" meta:word-count="1249" meta:character-count="7189" meta:non-whitespace-character-count="5944"/>
  </office:meta>
</office:document-meta>
</file>